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964cm" fo:min-width="7.138cm"/>
    </style:style>
    <style:style style:name="gr2" style:family="graphic" style:parent-style-name="standard">
      <style:graphic-properties draw:textarea-horizontal-align="justify" draw:textarea-vertical-align="middle" draw:auto-grow-height="false" fo:min-height="5.054cm" fo:min-width="4.202cm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6.308cm"/>
    </style:style>
    <style:style style:name="gr4" style:family="graphic" style:parent-style-name="standard">
      <style:graphic-properties draw:textarea-horizontal-align="justify" draw:textarea-vertical-align="middle" draw:auto-grow-height="false" fo:min-height="1.923cm" fo:min-width="3.442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8cm" svg:height="10.2cm" svg:x="6.1cm" svg:y="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2" draw:style-name="dp1" draw:master-page-name="Default">
        <draw:custom-shape draw:style-name="gr2" draw:text-style-name="P1" draw:layer="layout" svg:width="13.3cm" svg:height="15cm" svg:x="1cm" svg:y="6.6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3" draw:text-style-name="P1" draw:layer="layout" svg:width="8.5cm" svg:height="3.6cm" svg:x="10.1cm" svg:y="4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4.9cm" svg:height="2.7cm" svg:x="6.1cm" svg:y="22.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1:32:34.140386000</meta:creation-date>
    <dc:date>2017-03-07T11:34:27.217609000</dc:date>
    <meta:editing-duration>PT1M57S</meta:editing-duration>
    <meta:editing-cycles>2</meta:editing-cycles>
    <meta:generator>LibreOffice/5.3.0.3$MacOSX_X86_64 LibreOffice_project/7074905676c47b82bbcfbea1aeefc84afe1c50e1</meta:generator>
    <meta:document-statistic meta:object-count="4"/>
  </office:meta>
</office:document-meta>
</file>